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Frame_20_contents">
      <style:paragraph-properties fo:margin-top="0.0402in" fo:margin-bottom="0.0402in"/>
    </style:style>
    <style:style style:name="P7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9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0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599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text-transform="uppercas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coordinator.name"/>
        <text:user-field-decl office:value-type="string" office:string-value="" text:name="coordinator.gender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  <text:user-field-decl office:value-type="string" office:string-value="" text:name="student.gender"/>
        <text:user-field-decl office:value-type="string" office:string-value="" text:name="RegistrationStudentNumber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10"><text:user-field-get text:name="coordinator.name"/>, Coordenador<text:hidden-text text:condition="ooow:coordinator.gender EQ &quot;MALE&quot;" text:string-value="a" text:is-hidden="true">a</text:hidden-text> do(a) <text:span text:style-name="T5"><text:user-field-get text:name="administrativeOfficeName"/></text:span> do <text:span text:style-name="T5"><text:user-field-get text:name="institutionName"/></text:span>, <text:span text:style-name="T5"><text:user-field-get text:name="universityName"/></text:span></text:p>
          <text:p text:style-name="P11">CERTIFICA que,</text:p>
          <text:p text:style-name="P12"><text:span text:style-name="T5"><text:user-field-get text:name="student.name"/></text:span><text:span text:style-name="T5"> </text:span></text:p>
          <text:p text:style-name="P13">com <text:user-field-get text:name="idDocType"/> nº. <text:user-field-get text:name="student.idDocumentNumber"/> </text:p>
          <text:p text:style-name="P13"><text:hidden-paragraph text:condition="ooow:parishOfBirth NEQ districtSubdivisionOfBirth"/>natural de <text:user-field-get text:name="parishOfBirth"/></text:p>
          <text:p text:style-name="P13"><text:hidden-paragraph text:condition="ooow:parishOfBirth EQ districtSubdivisionOfBirth" text:is-hidden="true"/>natural de <text:user-field-get text:name="parishOfBirth"/>, <text:user-field-get text:name="districtSubdivisionOfBirth"/></text:p>
          <text:p text:style-name="P13">e nacionalidade <text:span text:style-name="T5"><text:user-field-get text:name="student.country.countryNationality"/></text:span> </text:p>
          <text:p text:style-name="P13">est<text:conditional-text text:condition="ooow:isRegistered EQ &quot;true&quot;" text:string-value-if-true="á" text:string-value-if-false="eve" text:current-value="true">eve</text:conditional-text> MATRICULAD<text:conditional-text text:condition="ooow:student.gender EQ &quot;MALE&quot;" text:string-value-if-true="O" text:string-value-if-false="A" text:current-value="true">A</text:conditional-text> no ano lectivo <text:user-field-get text:name="schoolYear"/> no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7"><text:s text:c="36"/></text:p>
          <text:p text:style-name="P8"><text:user-field-get text:name="coordinator.name"/></text:p>
          <text:p text:style-name="P8">Coordenador<text:hidden-text text:condition="ooow:coordinatorGender EQ &quot;MALE&quot;" text:string-value="a" text:is-hidden="true">a</text:hidden-text> do(a) <text:user-field-get text:name="administrativeOfficeName"/></text:p>
          <text:p text:style-name="P9"/>
          <text:p text:style-name="P9"><text:user-field-get text:name="institutionName"/>, em Lisboa, a <text:date style:data-style-name="N5076" text:date-value="2014-06-05T19:01:07.99">5 de junho de 2014</text:date></text:p>
          <text:p text:style-name="P6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688in"/>
    </style:style>
    <style:style style:name="Table1.B" style:family="table-column">
      <style:table-column-properties style:column-width="1.232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403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4:19</meta:creation-date>
    <meta:editing-duration>PT1H2M56S</meta:editing-duration>
    <meta:editing-cycles>16</meta:editing-cycles>
    <meta:generator>LibreOffice/3.5$Linux_X86_64 LibreOffice_project/350m1$Build-2</meta:generator>
    <dc:date>2014-06-05T19:01:07</dc:date>
    <meta:document-statistic meta:table-count="1" meta:image-count="0" meta:object-count="0" meta:page-count="1" meta:paragraph-count="23" meta:word-count="50" meta:character-count="369" meta:non-whitespace-character-count="228"/>
  </office:meta>
</office:document-meta>
</file>